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NLP</text:span></text:p>
          </draw:text-box>
        </draw:frame>
        <draw:frame presentation:style-name="pr2" draw:layer="layout" svg:width="25.199cm" svg:height="20.065cm" svg:x="1.4cm" svg:y="4.914cm" presentation:class="outline" presentation:user-transformed="true">
          <draw:text-box>
            <text:list text:style-name="L2">
              <text:list-header>
                <text:p><text:span text:style-name="T2">What is NLP ?</text:span></text:p>
              </text:list-header>
              <text:list-item>
                <text:p><text:span text:style-name="T2">NLP stands for Natural Language Processing</text:span></text:p>
              </text:list-item>
              <text:list-item>
                <text:p><text:span text:style-name="T2">In simple terms, NLP allows machines to "read" and "understand" text or speech in the same way humans do. It's used in many everyday technologies, like</text:span></text:p>
                <text:p><text:span text:style-name="T2">1. voice assistants (e.g., Siri or Alexa)</text:span></text:p>
                <text:p><text:span text:style-name="T2">2. chatbots (e.g. Chat Gpt , Gemini)</text:span></text:p>
                <text:p><text:span text:style-name="T2">3. translation tools (e.g Google translator)</text:span></text:p>
                <text:p><text:span text:style-name="T2">3. sentiment analysis (to determine if a review is positive <text:s text:c="2"/>or negative).</text:span></text:p>
                <text:p><text:span text:style-name="T2"/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2M51S</meta:editing-duration>
    <meta:editing-cycles>5</meta:editing-cycles>
    <meta:generator>OpenOffice/4.1.14$Win32 OpenOffice.org_project/4114m1$Build-9811</meta:generator>
    <dc:date>2025-01-06T19:55:51.96</dc:date>
    <dc:creator>Nagamani Dangeti</dc:creator>
    <meta:document-statistic meta:object-count="25"/>
  </office:meta>
</office:document-meta>
</file>